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393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color="#21409a" fo:font-size="16pt" fo:font-weight="bold" style:font-size-asian="18pt" style:font-size-complex="18pt"/>
    </style:style>
    <style:style style:name="T4" style:family="text">
      <style:text-properties fo:color="#21409a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3cm" svg:height="8.643cm" svg:x="1cm" svg:y="0.957cm">
          <draw:text-box>
            <text:p><text:span text:style-name="T1">Now we have a block of 4 trails</text:span></text:p>
            <text:p><text:span text:style-name="T2"/></text:p>
            <text:p><text:span text:style-name="T2"/></text:p>
            <text:p><text:span text:style-name="T2"/></text:p>
            <text:p><text:span text:style-name="T2">They are Left / Right route choice’ trials.</text:span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Answer Left or Right using the ‘</text:span><text:span text:style-name="T3">F</text:span><text:span text:style-name="T2">’ and ‘</text:span><text:span text:style-name="T4">J</text:span><text:span text:style-name="T2">’ keys on the keyboard.</text:span></text:p>
            <text:p><text:span text:style-name="T2"/></text:p>
            <text:p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4T16:07:13.603240539</dc:date>
    <meta:editing-duration>PT1H5M23S</meta:editing-duration>
    <meta:editing-cycles>17</meta:editing-cycles>
    <meta:generator>LibreOffice/6.0.7.3$Linux_X86_64 LibreOffice_project/00m0$Build-3</meta:generator>
    <meta:document-statistic meta:object-count="1"/>
  </office:meta>
</office:document-meta>
</file>